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7, 2021 (08:06: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_Solution.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6:32Z</meta:creation-date>
    <dc:date>2021-05-27T20:06:32Z</dc:date>
    <meta:user-defined meta:name="date" meta:value-type="string">May  27, 2021 (08:06: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